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85808b" officeooo:paragraph-rsid="000e3322" style:font-weight-asian="normal" style:font-weight-complex="normal"/>
    </style:style>
    <style:style style:name="P2" style:family="paragraph" style:parent-style-name="Standard">
      <style:text-properties fo:font-weight="normal" officeooo:rsid="006e5a77" officeooo:paragraph-rsid="000e3322" style:font-weight-asian="normal" style:font-weight-complex="normal"/>
    </style:style>
    <style:style style:name="P3" style:family="paragraph" style:parent-style-name="Standard">
      <style:text-properties fo:font-weight="normal" officeooo:rsid="005d8be2" officeooo:paragraph-rsid="000e3322" style:font-weight-asian="normal" style:font-weight-complex="normal"/>
    </style:style>
    <style:style style:name="P4" style:family="paragraph" style:parent-style-name="Standard">
      <style:text-properties fo:font-weight="normal" officeooo:rsid="006295a1" officeooo:paragraph-rsid="000e3322" style:font-weight-asian="normal" style:font-weight-complex="normal"/>
    </style:style>
    <style:style style:name="P5" style:family="paragraph" style:parent-style-name="Standard">
      <style:text-properties fo:font-weight="normal" officeooo:rsid="001a9b22" officeooo:paragraph-rsid="000e3322" style:font-weight-asian="normal" style:font-weight-complex="normal"/>
    </style:style>
    <style:style style:name="P6" style:family="paragraph" style:parent-style-name="Standard">
      <style:text-properties fo:font-weight="normal" officeooo:rsid="0065397a" officeooo:paragraph-rsid="000e3322" style:font-weight-asian="normal" style:font-weight-complex="normal"/>
    </style:style>
    <style:style style:name="P7" style:family="paragraph" style:parent-style-name="Standard">
      <style:text-properties fo:font-weight="normal" officeooo:rsid="0072584c" officeooo:paragraph-rsid="000e3322" style:font-weight-asian="normal" style:font-weight-complex="normal"/>
    </style:style>
    <style:style style:name="P8" style:family="paragraph" style:parent-style-name="Standard">
      <style:text-properties fo:font-weight="normal" officeooo:rsid="005ef1ed" officeooo:paragraph-rsid="000e3322" style:font-weight-asian="normal" style:font-weight-complex="normal"/>
    </style:style>
    <style:style style:name="P9" style:family="paragraph" style:parent-style-name="Standard">
      <style:text-properties fo:font-weight="normal" officeooo:rsid="005ef1ed" officeooo:paragraph-rsid="000fa595" style:font-weight-asian="normal" style:font-weight-complex="normal"/>
    </style:style>
    <style:style style:name="P10" style:family="paragraph" style:parent-style-name="Standard">
      <style:text-properties fo:font-weight="normal" officeooo:rsid="006ceaf8" officeooo:paragraph-rsid="000e3322" style:font-weight-asian="normal" style:font-weight-complex="normal"/>
    </style:style>
    <style:style style:name="P11" style:family="paragraph" style:parent-style-name="Standard">
      <style:text-properties fo:font-weight="normal" officeooo:rsid="0069b528" officeooo:paragraph-rsid="000e3322" style:font-weight-asian="normal" style:font-weight-complex="normal"/>
    </style:style>
    <style:style style:name="P12" style:family="paragraph" style:parent-style-name="Standard">
      <style:text-properties fo:font-weight="normal" officeooo:rsid="00789b79" officeooo:paragraph-rsid="000e3322" style:font-weight-asian="normal" style:font-weight-complex="normal"/>
    </style:style>
    <style:style style:name="P13" style:family="paragraph" style:parent-style-name="Standard">
      <style:text-properties fo:font-weight="normal" officeooo:rsid="00698855" officeooo:paragraph-rsid="000e3322" style:font-weight-asian="normal" style:font-weight-complex="normal"/>
    </style:style>
    <style:style style:name="P14" style:family="paragraph" style:parent-style-name="Standard">
      <style:text-properties fo:font-weight="normal" officeooo:rsid="0085808b" officeooo:paragraph-rsid="000e3322" style:font-weight-asian="normal" style:font-weight-complex="normal"/>
    </style:style>
    <style:style style:name="P15" style:family="paragraph" style:parent-style-name="Standard">
      <style:text-properties fo:font-weight="normal" officeooo:rsid="006ffd28" officeooo:paragraph-rsid="000e3322" style:font-weight-asian="normal" style:font-weight-complex="normal"/>
    </style:style>
    <style:style style:name="P16" style:family="paragraph" style:parent-style-name="Standard">
      <style:text-properties fo:font-weight="normal" officeooo:rsid="007bf57e" officeooo:paragraph-rsid="000e3322" style:font-weight-asian="normal" style:font-weight-complex="normal"/>
    </style:style>
    <style:style style:name="P17" style:family="paragraph" style:parent-style-name="Standard">
      <style:text-properties fo:font-weight="normal" officeooo:rsid="008402e9" officeooo:paragraph-rsid="000e3322" style:font-weight-asian="normal" style:font-weight-complex="normal"/>
    </style:style>
    <style:style style:name="P18" style:family="paragraph" style:parent-style-name="Standard">
      <style:text-properties fo:font-weight="normal" officeooo:rsid="0011b4a2" officeooo:paragraph-rsid="0011b4a2" style:font-weight-asian="normal" style:font-weight-complex="normal"/>
    </style:style>
    <style:style style:name="P19" style:family="paragraph" style:parent-style-name="Standard">
      <style:text-properties fo:font-weight="normal" officeooo:rsid="0013aa49" officeooo:paragraph-rsid="0013aa49" style:font-weight-asian="normal" style:font-weight-complex="normal"/>
    </style:style>
    <style:style style:name="P20" style:family="paragraph" style:parent-style-name="Standard">
      <style:text-properties fo:font-weight="normal" officeooo:rsid="001461f8" officeooo:paragraph-rsid="001461f8" style:font-weight-asian="normal" style:font-weight-complex="normal"/>
    </style:style>
    <style:style style:name="P21" style:family="paragraph" style:parent-style-name="Standard">
      <style:text-properties fo:font-weight="bold" officeooo:rsid="005d8be2" officeooo:paragraph-rsid="000e3322" style:font-weight-asian="bold" style:font-weight-complex="bold"/>
    </style:style>
    <style:style style:name="P22" style:family="paragraph" style:parent-style-name="Standard">
      <style:text-properties fo:font-weight="bold" officeooo:rsid="001a9b22" officeooo:paragraph-rsid="000e3322" style:font-weight-asian="bold" style:font-weight-complex="bold"/>
    </style:style>
    <style:style style:name="P23" style:family="paragraph" style:parent-style-name="Standard">
      <style:text-properties fo:font-weight="bold" officeooo:rsid="005ef1ed" officeooo:paragraph-rsid="000e3322" style:font-weight-asian="bold" style:font-weight-complex="bold"/>
    </style:style>
    <style:style style:name="P24" style:family="paragraph" style:parent-style-name="Standard">
      <style:text-properties fo:font-style="italic" fo:font-weight="normal" officeooo:rsid="005d8be2" officeooo:paragraph-rsid="000e3322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color="#d4d4d4" style:font-name="Droid Sans Mono" fo:font-size="10.5pt" fo:font-weight="normal" officeooo:rsid="006ffd28" officeooo:paragraph-rsid="000e3322" fo:background-color="#1e1e1e" style:font-weight-asian="normal" style:font-weight-complex="normal"/>
    </style:style>
    <style:style style:name="P26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0e3322" fo:background-color="#1e1e1e"/>
    </style:style>
    <style:style style:name="P27" style:family="paragraph" style:parent-style-name="Standard">
      <style:paragraph-properties style:line-height-at-least="0.198in"/>
      <style:text-properties officeooo:paragraph-rsid="000e3322"/>
    </style:style>
    <style:style style:name="P28" style:family="paragraph" style:parent-style-name="Standard">
      <style:text-properties officeooo:paragraph-rsid="000e3322"/>
    </style:style>
    <style:style style:name="P29" style:family="paragraph" style:parent-style-name="Preformatted_20_Text">
      <style:text-properties fo:font-style="italic" fo:font-weight="normal" officeooo:rsid="005ef1ed" officeooo:paragraph-rsid="000e3322" style:font-style-asian="italic" style:font-weight-asian="normal" style:font-style-complex="italic" style:font-weight-complex="normal"/>
    </style:style>
    <style:style style:name="P30" style:family="paragraph" style:parent-style-name="Preformatted_20_Text">
      <style:text-properties fo:font-style="italic" officeooo:paragraph-rsid="000e3322" style:font-style-asian="italic" style:font-style-complex="italic"/>
    </style:style>
    <style:style style:name="P31" style:family="paragraph" style:parent-style-name="Preformatted_20_Text">
      <style:paragraph-properties fo:margin-top="0in" fo:margin-bottom="0.1965in" loext:contextual-spacing="false"/>
      <style:text-properties fo:font-style="italic" officeooo:paragraph-rsid="000e3322" style:font-style-asian="italic" style:font-style-complex="italic"/>
    </style:style>
    <style:style style:name="P32" style:family="paragraph" style:parent-style-name="Standard">
      <style:text-properties fo:font-weight="normal" officeooo:rsid="0069b528" officeooo:paragraph-rsid="000e3322" style:font-weight-asian="normal" style:font-weight-complex="normal"/>
    </style:style>
    <style:style style:name="P33" style:family="paragraph" style:parent-style-name="Standard">
      <style:text-properties fo:font-weight="normal" officeooo:rsid="006295a1" officeooo:paragraph-rsid="000e3322" style:font-weight-asian="normal" style:font-weight-complex="normal"/>
    </style:style>
    <style:style style:name="P34" style:family="paragraph" style:parent-style-name="Standard">
      <style:text-properties fo:font-weight="normal" officeooo:rsid="0018f99d" officeooo:paragraph-rsid="0018f99d" style:font-weight-asian="normal" style:font-weight-complex="normal"/>
    </style:style>
    <style:style style:name="P35" style:family="paragraph" style:parent-style-name="Standard">
      <style:text-properties fo:font-weight="normal" officeooo:rsid="0011b4a2" officeooo:paragraph-rsid="001d23ce" style:font-weight-asian="normal" style:font-weight-complex="normal"/>
    </style:style>
    <style:style style:name="P36" style:family="paragraph" style:parent-style-name="Standard">
      <style:text-properties fo:font-weight="normal" officeooo:rsid="005ef1ed" officeooo:paragraph-rsid="000e3322" style:font-weight-asian="normal" style:font-weight-complex="normal"/>
    </style:style>
    <style:style style:name="P37" style:family="paragraph" style:parent-style-name="Standard">
      <style:text-properties fo:font-weight="normal" officeooo:rsid="005ef1ed" officeooo:paragraph-rsid="000fa595" style:font-weight-asian="normal" style:font-weight-complex="normal"/>
    </style:style>
    <style:style style:name="P38" style:family="paragraph" style:parent-style-name="Standard">
      <style:text-properties fo:font-weight="normal" officeooo:rsid="0075d5c0" officeooo:paragraph-rsid="000e3322" style:font-weight-asian="normal" style:font-weight-complex="normal"/>
    </style:style>
    <style:style style:name="P39" style:family="paragraph" style:parent-style-name="Standard">
      <style:text-properties fo:font-weight="normal" officeooo:rsid="001da09e" officeooo:paragraph-rsid="001da09e" style:font-weight-asian="normal" style:font-weight-complex="normal"/>
    </style:style>
    <style:style style:name="P40" style:family="paragraph" style:parent-style-name="Standard">
      <style:text-properties fo:font-weight="normal" officeooo:rsid="0072584c" officeooo:paragraph-rsid="000e3322" style:font-weight-asian="normal" style:font-weight-complex="normal"/>
    </style:style>
    <style:style style:name="P41" style:family="paragraph" style:parent-style-name="Standard">
      <style:text-properties officeooo:paragraph-rsid="000e3322"/>
    </style:style>
    <style:style style:name="P42" style:family="paragraph" style:parent-style-name="Standard">
      <style:text-properties fo:font-weight="bold" officeooo:rsid="005ef1ed" officeooo:paragraph-rsid="000e3322" style:font-weight-asian="bold" style:font-weight-complex="bold"/>
    </style:style>
    <style:style style:name="P43" style:family="paragraph" style:parent-style-name="Standard">
      <style:text-properties fo:font-style="normal" fo:font-weight="normal" officeooo:rsid="005ef1ed" officeooo:paragraph-rsid="000e3322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italic" fo:font-weight="normal" officeooo:rsid="0072584c" officeooo:paragraph-rsid="000e3322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fo:font-weight="normal" officeooo:rsid="005ef1ed" officeooo:paragraph-rsid="000e3322" style:font-style-asian="italic" style:font-weight-asian="normal" style:font-style-complex="italic" style:font-weight-complex="normal"/>
    </style:style>
    <style:style style:name="T1" style:family="text">
      <style:text-properties officeooo:rsid="007a15cc"/>
    </style:style>
    <style:style style:name="T2" style:family="text">
      <style:text-properties officeooo:rsid="0065397a"/>
    </style:style>
    <style:style style:name="T3" style:family="text">
      <style:text-properties officeooo:rsid="00634fc7"/>
    </style:style>
    <style:style style:name="T4" style:family="text">
      <style:text-properties officeooo:rsid="006b2db0"/>
    </style:style>
    <style:style style:name="T5" style:family="text">
      <style:text-properties officeooo:rsid="00607887"/>
    </style:style>
    <style:style style:name="T6" style:family="text">
      <style:text-properties officeooo:rsid="006295a1"/>
    </style:style>
    <style:style style:name="T7" style:family="text">
      <style:text-properties officeooo:rsid="006157b8"/>
    </style:style>
    <style:style style:name="T8" style:family="text">
      <style:text-properties officeooo:rsid="005ef1ed"/>
    </style:style>
    <style:style style:name="T9" style:family="text">
      <style:text-properties officeooo:rsid="0072584c"/>
    </style:style>
    <style:style style:name="T10" style:family="text">
      <style:text-properties officeooo:rsid="0063eebf"/>
    </style:style>
    <style:style style:name="T11" style:family="text">
      <style:text-properties officeooo:rsid="00698855"/>
    </style:style>
    <style:style style:name="T12" style:family="text">
      <style:text-properties officeooo:rsid="006ceaf8"/>
    </style:style>
    <style:style style:name="T13" style:family="text">
      <style:text-properties fo:font-weight="normal" officeooo:rsid="005ef1ed" style:font-weight-asian="normal" style:font-weight-complex="normal"/>
    </style:style>
    <style:style style:name="T14" style:family="text">
      <style:text-properties fo:font-weight="normal" officeooo:rsid="00779f5a" style:font-weight-asian="normal" style:font-weight-complex="normal"/>
    </style:style>
    <style:style style:name="T15" style:family="text">
      <style:text-properties fo:font-weight="normal" officeooo:rsid="0069b528" style:font-weight-asian="normal" style:font-weight-complex="normal"/>
    </style:style>
    <style:style style:name="T16" style:family="text">
      <style:text-properties fo:font-weight="normal" officeooo:rsid="007ed649" style:font-weight-asian="normal" style:font-weight-complex="normal"/>
    </style:style>
    <style:style style:name="T17" style:family="text">
      <style:text-properties fo:font-weight="normal" officeooo:rsid="0066a2b1" style:font-weight-asian="normal" style:font-weight-complex="normal"/>
    </style:style>
    <style:style style:name="T18" style:family="text">
      <style:text-properties fo:font-weight="normal" officeooo:rsid="00698855" style:font-weight-asian="normal" style:font-weight-complex="normal"/>
    </style:style>
    <style:style style:name="T19" style:family="text">
      <style:text-properties fo:font-weight="normal" officeooo:rsid="006e5a77" style:font-weight-asian="normal" style:font-weight-complex="normal"/>
    </style:style>
    <style:style style:name="T20" style:family="text">
      <style:text-properties fo:font-weight="normal" officeooo:rsid="0011b4a2" style:font-weight-asian="normal" style:font-weight-complex="normal"/>
    </style:style>
    <style:style style:name="T21" style:family="text">
      <style:text-properties officeooo:rsid="00789b79"/>
    </style:style>
    <style:style style:name="T22" style:family="text">
      <style:text-properties fo:font-style="normal" fo:font-weight="normal" officeooo:rsid="005ef1ed" style:font-style-asian="normal" style:font-weight-asian="normal" style:font-style-complex="normal" style:font-weight-complex="normal"/>
    </style:style>
    <style:style style:name="T23" style:family="text">
      <style:text-properties fo:color="#9cdcfe"/>
    </style:style>
    <style:style style:name="T24" style:family="text">
      <style:text-properties fo:color="#9cdcfe" style:font-name="Droid Sans Mono" fo:font-size="10.5pt" fo:font-weight="normal" fo:background-color="#1e1e1e" loext:char-shading-value="0"/>
    </style:style>
    <style:style style:name="T25" style:family="text">
      <style:text-properties fo:color="#b5cea8"/>
    </style:style>
    <style:style style:name="T26" style:family="text">
      <style:text-properties fo:color="#d4d4d4" style:font-name="Droid Sans Mono" fo:font-size="10.5pt" fo:font-weight="normal" fo:background-color="#1e1e1e" loext:char-shading-value="0"/>
    </style:style>
    <style:style style:name="T27" style:family="text">
      <style:text-properties fo:color="#d4d4d4" style:font-name="Droid Sans Mono" fo:font-size="10.5pt" fo:font-weight="normal" officeooo:rsid="0070f044" fo:background-color="#1e1e1e" loext:char-shading-value="0"/>
    </style:style>
    <style:style style:name="T28" style:family="text">
      <style:text-properties officeooo:rsid="00671e81"/>
    </style:style>
    <style:style style:name="T29" style:family="text">
      <style:text-properties officeooo:rsid="006e5a77"/>
    </style:style>
    <style:style style:name="T30" style:family="text">
      <style:text-properties officeooo:rsid="0069b528"/>
    </style:style>
    <style:style style:name="T31" style:family="text">
      <style:text-properties officeooo:rsid="000fa595"/>
    </style:style>
    <style:style style:name="T32" style:family="text">
      <style:text-properties officeooo:rsid="00118d75"/>
    </style:style>
    <style:style style:name="T33" style:family="text">
      <style:text-properties officeooo:rsid="0011b4a2"/>
    </style:style>
    <style:style style:name="T34" style:family="text">
      <style:text-properties officeooo:rsid="0013a9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Bookmark 6.3"/>6.3 Manual de instalación de la aplicación:<text:bookmark-end text:name="Bookmark 6.3"/></text:p>
      <text:p text:style-name="P21"/>
      <text:p text:style-name="P3"><text:bookmark text:name="Bookmark 6.4"/>La instalación de mi aplicación de realizará en un entorno local, utilizando un SO Ubuntu desktop 20.04.1.</text:p>
      <text:p text:style-name="P3"/>
      <text:p text:style-name="P21">Requisitos:</text:p>
      <text:p text:style-name="P22"/>
      <text:p text:style-name="P3">-Sistema Operativo Linux.</text:p>
      <text:p text:style-name="P3">- Servidor web apache.</text:p>
      <text:p text:style-name="P3">-Base de datos MySQL</text:p>
      <text:p text:style-name="P3">-PHP <text:span text:style-name="T2">7.4</text:span></text:p>
      <text:p text:style-name="P3">-<text:span text:style-name="T3">Laravel 8.0</text:span></text:p>
      <text:p text:style-name="P3">-<text:span text:style-name="T4">git</text:span></text:p>
      <text:p text:style-name="P3"/>
      <text:p text:style-name="P21">Pasos para la instalación de mySQL:</text:p>
      <text:p text:style-name="P22"/>
      <text:p text:style-name="P3">1. Instalamos mysql:</text:p>
      <text:p text:style-name="P3"/>
      <text:p text:style-name="P3">sudo apt-get update</text:p>
      <text:p text:style-name="P3">sudo apt-get install mysql-<text:span text:style-name="T5">server</text:span></text:p>
      <text:p text:style-name="P3"/>
      <text:p text:style-name="P3"><text:span text:style-name="T6">2</text:span>.Abrimos mysql desde consola</text:p>
      <text:p text:style-name="P3"/>
      <text:p text:style-name="P3">sudo mysql</text:p>
      <text:p text:style-name="P3"/>
      <text:p text:style-name="P3"><text:span text:style-name="T6">3</text:span>. Damos permisos a root y le cambiamos la contraseña </text:p>
      <text:p text:style-name="P3"/>
      <text:p text:style-name="P3">Alter user 'root'@'localhost' identified with mysql_native_password by 'root';</text:p>
      <text:p text:style-name="P3"/>
      <text:p text:style-name="P3">Grant all privileges on *.* to 'root'@'<text:span text:style-name="T7">localhost</text:span>' <text:span text:style-name="T7">with grant option</text:span>;</text:p>
      <text:p text:style-name="P3"/>
      <text:p text:style-name="P4">exit;</text:p>
      <text:p text:style-name="P4"/>
      <text:p text:style-name="P4">4. Entramos como root e insertamos los scripts del anexo II.</text:p>
      <text:p text:style-name="P4"/>
      <text:p text:style-name="P4">mysql -u root -p</text:p>
      <text:p text:style-name="P4"/>
      <text:p text:style-name="P4"><text:span text:style-name="T34">5.</text:span>Instalamos phpmyadmin (Interfaz gráfica):</text:p>
      <text:p text:style-name="P4"/>
      <text:p text:style-name="P4">sudo apt-get install phpmyadmin</text:p>
      <text:p text:style-name="P4"/>
      <text:p text:style-name="P34">En las ventanas que aparecen, seleccionamos apache2, y establecemos la contraseña: ‘root’</text:p>
      <text:p text:style-name="P3"/>
      <text:p text:style-name="P20">Y creamos el acceso en var/www/html</text:p>
      <text:p text:style-name="P20"/>
      <text:p text:style-name="P20">sudo ln -s /var/www/html/ /usr/share/phpmyadmin/</text:p>
      <text:p text:style-name="P24"/>
      <text:p text:style-name="P24"/>
      <text:p text:style-name="P24"/>
      <text:p text:style-name="P24"/>
      <text:p text:style-name="P3"/>
      <text:p text:style-name="P5"/>
      <text:p text:style-name="P5"><text:soft-page-break/></text:p>
      <text:p text:style-name="P21"/>
      <text:p text:style-name="P21">Pasos instalación apache, <text:span text:style-name="T8">php </text:span><text:span text:style-name="T9">y git</text:span><text:span text:style-name="T8">:</text:span></text:p>
      <text:p text:style-name="P3"/>
      <text:p text:style-name="P3"><text:span text:style-name="T3">1</text:span>. Instalamos apache2:</text:p>
      <text:p text:style-name="P3"/>
      <text:p text:style-name="P3">sudo apt-get update</text:p>
      <text:p text:style-name="P3">sudo apt-get in<text:span text:style-name="T10">s</text:span>tall apache2</text:p>
      <text:p text:style-name="P3"/>
      <text:p text:style-name="P3"><text:span text:style-name="T3">2</text:span>. Podemos comprobar su funcionamiento con:</text:p>
      <text:p text:style-name="P3"/>
      <text:p text:style-name="P3">sudo service apache2 status</text:p>
      <text:p text:style-name="P3"/>
      <text:p text:style-name="P3"><text:span text:style-name="T3">3</text:span>. Instalamos php:</text:p>
      <text:p text:style-name="P3"/>
      <text:p text:style-name="P3">sudo apt-get install php</text:p>
      <text:p text:style-name="P3"/>
      <text:p text:style-name="P3"><text:span text:style-name="T3">4</text:span>. Instalamos php como un módulo de apache:</text:p>
      <text:p text:style-name="P3"/>
      <text:p text:style-name="P3">sudo apt-get install libapache2-mod-php</text:p>
      <text:p text:style-name="P3"/>
      <text:p text:style-name="P21"/>
      <text:p text:style-name="P6"><text:span text:style-name="T11">5</text:span>. Damos permisos a apache:</text:p>
      <text:p text:style-name="P6"/>
      <text:p text:style-name="P6">sudo chown user:www-data /var/www -R</text:p>
      <text:p text:style-name="P6"><text:s text:c="2"/></text:p>
      <text:p text:style-name="P6"><text:s/>sudo chmod 775 /var/www -R</text:p>
      <text:p text:style-name="P6"/>
      <text:p text:style-name="P7">6. Instalamos git:</text:p>
      <text:p text:style-name="P7"/>
      <text:p text:style-name="P7">sudo apt-get install git</text:p>
      <text:p text:style-name="P7"/>
      <text:p text:style-name="P39">7. Instalamos composer</text:p>
      <text:p text:style-name="P6"/>
      <text:p text:style-name="P39">sudo apt-get install composer</text:p>
      <text:p text:style-name="P8"/>
      <text:p text:style-name="P8">Una vez instalado composer. Laravel necesita algunos módulos de php, la lista completa está en <text:a xlink:type="simple" xlink:href="https://laravel.com/docs/8.x/deployment#server-requirements" text:style-name="Internet_20_link" text:visited-style-name="Visited_20_Internet_20_Link">https://laravel.com/docs/8.x/deployment#server-requirements</text:a>. Si nos falta alguno lo instalamos, <text:span text:style-name="T12">podemos ver los módulos instalados:</text:span></text:p>
      <text:p text:style-name="P8"/>
      <text:p text:style-name="P10">php -m</text:p>
      <text:p text:style-name="P8"/>
      <text:p text:style-name="P8"><text:s/>En mi caso y utilizando un sistema UBUNTU 20.04 he necesitado:</text:p>
      <text:p text:style-name="P8"/>
      <text:p text:style-name="P8">sudo apt-get install php-bcmath</text:p>
      <text:p text:style-name="P8"/>
      <text:p text:style-name="P28"><text:span text:style-name="T13">sudo apt-get install php-</text:span><text:span text:style-name="T14">mbstring</text:span></text:p>
      <text:p text:style-name="P8"/>
      <text:p text:style-name="P28"><text:span text:style-name="T13">sudo apt-get install php-</text:span><text:span text:style-name="T14">xml</text:span></text:p>
      <text:p text:style-name="P8"/>
      <text:p text:style-name="P9"/>
      <text:p text:style-name="P9"/>
      <text:p text:style-name="P9"><text:soft-page-break/>Una vez hecho esto, <text:span text:style-name="T21">abrimos</text:span><text:span text:style-name="T30"> la carpeta </text:span>/var/www/html/<text:span text:style-name="T30"> y abrimos una termina</text:span><text:span text:style-name="T31">l</text:span>:</text:p>
      <text:p text:style-name="P8"/>
      <text:p text:style-name="P11">Descargamos el proyecto, para ello :</text:p>
      <text:p text:style-name="P11"/>
      <text:p text:style-name="P28"><text:span text:style-name="T15">git </text:span><text:span text:style-name="T16">clone</text:span><text:span text:style-name="T15"> https://github.com/javiAso/tfglaravel.git </text:span></text:p>
      <text:p text:style-name="P11"/>
      <text:p text:style-name="P11">Con lo que se descargará el proyecto <text:span text:style-name="T31">y renombramos la carpeta a gestionatusroles</text:span>.</text:p>
      <text:p text:style-name="P11"/>
      <text:p text:style-name="P11">mv tfglaravel/ gestionatusroles</text:p>
      <text:p text:style-name="P11"/>
      <text:p text:style-name="P12"><text:span text:style-name="T32">Entramos en gestionatusroles e i</text:span>nstalamos el proyecto:</text:p>
      <text:p text:style-name="P12"/>
      <text:p text:style-name="P12">composer install</text:p>
      <text:p text:style-name="P22"/>
      <text:p text:style-name="P13">Ahora generamos el archivo de configuración de nuestro proyecto:</text:p>
      <text:p text:style-name="P13"/>
      <text:p text:style-name="P13">cp .env.example .env</text:p>
      <text:p text:style-name="P13"/>
      <text:p text:style-name="P11">Y <text:span text:style-name="T21">generamos </text:span>la key:</text:p>
      <text:p text:style-name="P11"/>
      <text:p text:style-name="P11">php artisan key:generate</text:p>
      <text:p text:style-name="P14">Creamos el link a la carpeta storage para que funcione correctamente el recuperado de archvos:</text:p>
      <text:p text:style-name="P14"/>
      <text:p text:style-name="P1"><text:span text:style-name="Source_20_Text">php artisan storage:link</text:span></text:p>
      <text:p text:style-name="P22"/>
      <text:p text:style-name="P22"/>
      <text:p text:style-name="P8">Los directorios dentro de storage y bootstrap/cache tienen que tener permisos de escritura por parte de nuestro servidor web.</text:p>
      <text:p text:style-name="P8"/>
      <text:p text:style-name="P28"><text:span text:style-name="T13">sudo chown -R </text:span><text:span text:style-name="T17">user</text:span><text:span text:style-name="T13">:www-data storage/</text:span></text:p>
      <text:p text:style-name="P8"/>
      <text:p text:style-name="P22"><text:span text:style-name="T13">sudo chown -R </text:span><text:span text:style-name="T17">user</text:span><text:span text:style-name="T13">:www-data </text:span><text:span text:style-name="T18">b</text:span><text:span text:style-name="Strong_20_Emphasis"><text:span text:style-name="T22">ootstrap/cache</text:span></text:span></text:p>
      <text:p text:style-name="P22"><text:span text:style-name="Strong_20_Emphasis"><text:span text:style-name="T22"/></text:span></text:p>
      <text:p text:style-name="P13">sudo chmod -R 775 bootstrap/cache</text:p>
      <text:p text:style-name="P13"/>
      <text:p text:style-name="P13">sudo chmod -R 775 storage</text:p>
      <text:p text:style-name="P11"/>
      <text:p text:style-name="P15">Ahora tenemos que modificar el archivo .env para configurar la conexión con la base de datos:</text:p>
      <text:p text:style-name="P15"/>
      <text:p text:style-name="P25"><text:span text:style-name="T23">DB_CONNECTION</text:span>=mysql</text:p>
      <text:p text:style-name="P26"><text:span text:style-name="T23">DB_HOST</text:span>=<text:span text:style-name="T25">127.0.0.1</text:span></text:p>
      <text:p text:style-name="P26"><text:span text:style-name="T23">DB_PORT</text:span>=<text:span text:style-name="T25">3306</text:span></text:p>
      <text:p text:style-name="P26"><text:span text:style-name="T23">DB_DATABASE</text:span>=tfg</text:p>
      <text:p text:style-name="P27"><text:span text:style-name="T24">DB_USERNAME</text:span><text:span text:style-name="T26">=</text:span><text:span text:style-name="T27">root</text:span></text:p>
      <text:p text:style-name="P27"><text:span text:style-name="T24">DB_PASSWORD</text:span><text:span text:style-name="T26">=</text:span><text:span text:style-name="T27">root</text:span></text:p>
      <text:p text:style-name="P16"/>
      <text:p text:style-name="P23">Configuración apache:</text:p>
      <text:p text:style-name="P23"/>
      <text:p text:style-name="P8">Para configurar un virtualhost de laravel:</text:p>
      <text:p text:style-name="P8"/>
      <text:p text:style-name="P8">Creamos en sites available e<text:span text:style-name="T28">l</text:span> .conf para nuestro sitio de laravel:</text:p>
      <text:p text:style-name="P8"/>
      <text:p text:style-name="P8"><text:soft-page-break/>&lt;VirtualHost *:80&gt;</text:p>
      <text:p text:style-name="P28"><text:span text:style-name="T13"><text:s text:c="4"/>ServerName <text:s text:c="2"/></text:span><text:span text:style-name="T19">gestionatusroles</text:span><text:span text:style-name="T13">.com</text:span></text:p>
      <text:p text:style-name="P8"><text:s text:c="4"/>DocumentRoot "/var/www/html/<text:span text:style-name="T29">gestionatusroles</text:span>/public/"</text:p>
      <text:p text:style-name="P8"><text:s text:c="4"/>ErrorLog <text:s text:c="4"/>"/var/www/html/<text:span text:style-name="T29">gestionatusroles</text:span>/error.log"</text:p>
      <text:p text:style-name="P8"><text:s text:c="4"/>CustomLog <text:s text:c="3"/>"/var/www/html/<text:span text:style-name="T29">gestionatusroles</text:span>/access.log" combined</text:p>
      <text:p text:style-name="P8"/>
      <text:p text:style-name="P8"><text:s text:c="4"/>&lt;Directory "/var/www/html/gestionatusroles/public"&gt;</text:p>
      <text:p text:style-name="P8"><text:s text:c="8"/>Options +Indexes +FollowSymLinks</text:p>
      <text:p text:style-name="P8"><text:s text:c="8"/>DirectoryIndex index.php</text:p>
      <text:p text:style-name="P8"><text:s text:c="8"/>AllowOverride All</text:p>
      <text:p text:style-name="P8"><text:s text:c="8"/>Require all granted</text:p>
      <text:p text:style-name="P8"/>
      <text:p text:style-name="P8"><text:s text:c="4"/>&lt;/Directory&gt;</text:p>
      <text:p text:style-name="P8"/>
      <text:p text:style-name="P8">&lt;/<text:span text:style-name="T33">V</text:span>irtualhost&gt;</text:p>
      <text:p text:style-name="P8"/>
      <text:p text:style-name="P8">Activamos la configuración con a2ensite.</text:p>
      <text:p text:style-name="P8"/>
      <text:p text:style-name="P17">Activamos el mod rewrite con </text:p>
      <text:p text:style-name="P17"/>
      <text:p text:style-name="P17">sudo a2enmod rewrite </text:p>
      <text:p text:style-name="P17"/>
      <text:p text:style-name="P8">Añadimos el sitio a /etc/hosts</text:p>
      <text:p text:style-name="P8"/>
      <text:p text:style-name="P8"/>
      <text:p text:style-name="P35">Rebotamos apache</text:p>
      <text:p text:style-name="P35"/>
      <text:p text:style-name="P35">sudo service apache2 restart</text:p>
      <text:p text:style-name="P22"/>
      <text:p text:style-name="P2">Introducimos en el navegador web <text:span text:style-name="T1">g</text:span>estionatusroles.com</text:p>
      <text:p text:style-name="P2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18:13:12.715724769</meta:creation-date>
    <dc:date>2021-01-03T02:06:05.727418056</dc:date>
    <meta:editing-duration>PT6H24M11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4" meta:paragraph-count="97" meta:word-count="482" meta:character-count="3632" meta:non-whitespace-character-count="3173"/>
  </office:meta>
</office:document-meta>
</file>